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426b69" officeooo:paragraph-rsid="00426b69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text:display="none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3af1a2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26b69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461319" officeooo:paragraph-rsid="00461319" style:font-weight-asian="normal" style:font-weight-complex="normal"/>
    </style:style>
    <style:style style:name="P2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1319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90d97" officeooo:paragraph-rsid="00490d97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72ea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23d2ee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3cfb" officeooo:paragraph-rsid="003c3cfb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3af1a2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426b0c" officeooo:paragraph-rsid="00426b0c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3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3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4972ea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7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666666" fo:font-size="10pt" fo:letter-spacing="-0.004cm" fo:font-style="italic" fo:font-weight="normal" officeooo:rsid="00392c51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666666" fo:font-size="10pt" fo:letter-spacing="-0.004cm" fo:font-style="italic" fo:font-weight="normal" officeooo:rsid="003a51b2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666666" fo:font-size="10pt" fo:letter-spacing="-0.004cm" fo:font-style="italic" fo:font-weight="normal" officeooo:rsid="003e67c2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af1a2" style:font-weight-asian="normal" style:font-weight-complex="normal"/>
    </style:style>
    <style:style style:name="T15" style:family="text">
      <style:text-properties fo:font-weight="normal" officeooo:rsid="004185a2" style:font-weight-asian="normal" style:font-weight-complex="normal"/>
    </style:style>
    <style:style style:name="T16" style:family="text">
      <style:text-properties officeooo:rsid="00426b69"/>
    </style:style>
    <style:style style:name="T17" style:family="text">
      <style:text-properties fo:letter-spacing="-0.004cm"/>
    </style:style>
    <style:style style:name="T18" style:family="text">
      <style:text-properties fo:letter-spacing="-0.004cm" fo:font-weight="bold" style:font-weight-asian="bold" style:font-weight-complex="bold"/>
    </style:style>
    <style:style style:name="T19" style:family="text">
      <style:text-properties fo:letter-spacing="-0.004cm" officeooo:rsid="00490d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10"><text:span text:style-name="T1">2016/0</text:span><text:span text:style-name="T2">7</text:span><text:span text:style-name="T1">/</text:span><text:span text:style-name="T2">18</text:span><text:span text:style-name="T1"> – MONTAG</text:span></text:p>
            <text:p text:style-name="P2"/>
          </table:table-cell>
          <table:table-cell table:style-name="Table6.A2" office:value-type="string">
            <text:p text:style-name="P34"/>
            <text:p text:style-name="P33"><text:span text:style-name="T5">AS: </text:span><text:span text:style-name="T9">Zwei Programme geschrieben: Eines erstellt durchgehend Dialogfenster. Das andere erstellt 100 Dateien mit einem Namen + Nummer.</text:span></text:p>
            <text:p text:style-name="P20"><text:span text:style-name="T6">U</text:span><text:span text:style-name="T5">F: </text:span><text:span text:style-name="T8">Modulprüfung </text:span><text:span text:style-name="T9">B</text:span><text:span text:style-name="T8"> geschrieben.</text:span></text:p>
            <text:p text:style-name="P20"><text:span text:style-name="T5">BP: </text:span><text:span text:style-name="T10">Modulprüfung C geschrieben.</text:span></text:p>
            <text:p text:style-name="P21"/>
          </table:table-cell>
          <table:table-cell table:style-name="Table6.A2" office:value-type="string">
            <text:p text:style-name="P31">7 h 48 min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3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2">19</text:span><text:span text:style-name="T1"> – DIENSTAG</text:span></text:p>
          </table:table-cell>
          <table:table-cell table:style-name="Table6.B3" office:value-type="string">
            <text:p text:style-name="P12"/>
            <text:p text:style-name="P14">CISCO:<text:span text:style-name="T14">PT Aufgabe bezüglich EtherChannel, STP und VLAN gemacht.</text:span></text:p>
            <text:p text:style-name="P14"><text:span text:style-name="T14">Im 3. Block einen Film über IPv6 geguckt.</text:span> </text:p>
            <text:p text:style-name="P26">ITS: <text:span text:style-name="T13">Cisco Inspire gespielt. (IT-Beruf-Simulator)</text:span></text:p>
            <text:p text:style-name="P13"/>
          </table:table-cell>
          <table:table-cell table:style-name="Table6.A2" office:value-type="string">
            <text:p text:style-name="P31">7 h 48 min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4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3">29</text:span><text:span text:style-name="T1"> – MITTWOCH</text:span></text:p>
          </table:table-cell>
          <table:table-cell table:style-name="Table6.B4" office:value-type="string">
            <text:p text:style-name="P12"/>
            <text:p text:style-name="P13">ITS: <text:span text:style-name="T15">Verschlafen.</text:span></text:p>
            <text:p text:style-name="P17"><text:span text:style-name="T5">WSK: </text:span><text:span text:style-name="T11">Film bezüglich verschiedener Zukunftsvisionen geguckt und dann darüber argumentiert.</text:span></text:p>
            <text:p text:style-name="P29"><text:span text:style-name="T11">D</text:span><text:span text:style-name="T7">anach Zeugnisausgabe.</text:span></text:p>
            <text:p text:style-name="P12"/>
          </table:table-cell>
          <table:table-cell table:style-name="Table6.A2" office:value-type="string">
            <text:p text:style-name="P31">7 h 48 min</text:p>
          </table:table-cell>
          <table:table-cell table:style-name="Table6.D2" office:value-type="string">
            <text:p text:style-name="P4">OSZIMT</text:p>
          </table:table-cell>
        </table:table-row>
        <table:table-row table:style-name="Table6.5">
          <table:table-cell table:style-name="Table6.A2" office:value-type="string">
            <text:p text:style-name="P10"><text:span text:style-name="T1">2016/0</text:span><text:span text:style-name="T2">7</text:span><text:span text:style-name="T1">/</text:span><text:span text:style-name="T2">21</text:span><text:span text:style-name="T1"> – DONNERSTAG</text:span></text:p>
          </table:table-cell>
          <table:table-cell table:style-name="Table6.B5" office:value-type="string">
            <text:p text:style-name="P12"/>
            <text:p text:style-name="P19"><text:span text:style-name="T12">ONLINE AUSBILDUNGSNACHWEIS:</text:span><text:span text:style-name="T5"> Recherchen bezüglich HTML/CSS/PHP/LDAP betrieben und Ideen gesammelt.</text:span></text:p>
            <text:p text:style-name="P18"/>
          </table:table-cell>
          <table:table-cell table:style-name="Table6.A2" office:value-type="string">
            <text:p text:style-name="P25"><text:span text:style-name="T16">0900 </text:span>– <text:span text:style-name="T16">1740</text:span></text:p>
          </table:table-cell>
          <table:table-cell table:style-name="Table6.D2" office:value-type="string">
            <text:p text:style-name="P5">HZB</text:p>
          </table:table-cell>
        </table:table-row>
        <table:table-row table:style-name="Table6.6">
          <table:table-cell table:style-name="Table6.A2" office:value-type="string">
            <text:p text:style-name="P10"><text:span text:style-name="T1">2016/0</text:span><text:span text:style-name="T3">7</text:span><text:span text:style-name="T1">/</text:span><text:span text:style-name="T2">22</text:span><text:span text:style-name="T1"> – FREITAG</text:span></text:p>
          </table:table-cell>
          <table:table-cell table:style-name="Table6.B6" office:value-type="string">
            <text:p text:style-name="P16"/>
            <text:p text:style-name="P22"><text:span text:style-name="T18">ONLINE AUSBILDUNGSNACHWEIS:</text:span><text:span text:style-name="T17"> </text:span><text:span text:style-name="T19">Weitere</text:span><text:span text:style-name="T17"> Ideen gesammelt.</text:span></text:p>
            <text:p text:style-name="P23"><text:span text:style-name="T18">CISCO</text:span><text:span text:style-name="T17"> Curriculum aufgearbeitet.</text:span></text:p>
            <text:p text:style-name="P16"/>
          </table:table-cell>
          <table:table-cell table:style-name="Table6.A2" office:value-type="string">
            <text:p text:style-name="P15"><text:span text:style-name="T16">0700 </text:span>– <text:span text:style-name="T16">1500</text:span></text:p>
          </table:table-cell>
          <table:table-cell table:style-name="Table6.D2" office:value-type="string">
            <text:p text:style-name="P5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87fac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2">18</text:span><text:span text:style-name="MT1"> – 2016/0</text:span><text:span text:style-name="MT3">7</text:span><text:span text:style-name="MT1">/</text:span><text:span text:style-name="MT2">22</text:span></text:p>
            </table:table-cell>
            <table:covered-table-cell/>
            <table:table-cell table:style-name="Table1.C1" office:value-type="string">
              <text:p text:style-name="MP4"><text:span text:style-name="MT1">KW 2</text:span><text:span text:style-name="MT2">9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25T10:47:19.154872108</dc:date>
    <meta:editing-cycles>66</meta:editing-cycles>
    <dc:title>Header Schule</dc:title>
    <meta:editing-duration>PT10H6S</meta:editing-duration>
    <meta:generator>LibreOffice/5.1.4.2$Linux_X86_64 LibreOffice_project/10m0$Build-2</meta:generator>
    <meta:document-statistic meta:table-count="6" meta:image-count="0" meta:object-count="0" meta:page-count="1" meta:paragraph-count="39" meta:word-count="131" meta:character-count="1045" meta:non-whitespace-character-count="944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